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ailbus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8" calcext:value-type="float">
            <text:p>48</text:p>
          </table:table-cell>
          <table:table-cell office:value-type="string" calcext:value-type="string">
            <text:p>Few details of seat quality available – gu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 Railbus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29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4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8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/159 (standard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8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9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0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4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59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862]+5" office:value-type="float" office:value="140" calcext:value-type="float">
            <text:p>14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9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9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9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5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6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7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1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15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2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2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3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3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3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3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3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3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4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4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4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4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4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4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4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4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4-05-31T23:10:49.282362338</dc:date>
    <meta:editing-duration>P121DT10H44M5S</meta:editing-duration>
    <meta:editing-cycles>1983</meta:editing-cycles>
    <meta:generator>LibreOffice/7.3.7.2$Linux_X86_64 LibreOffice_project/30$Build-2</meta:generator>
    <dc:creator>James Petts</dc:creator>
    <meta:document-statistic meta:table-count="3" meta:cell-count="6455" meta:object-count="0"/>
  </office:meta>
</office:document-meta>
</file>